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2fac" officeooo:paragraph-rsid="00142fac"/>
    </style:style>
    <style:style style:name="P2" style:family="paragraph" style:parent-style-name="Standard">
      <style:text-properties officeooo:rsid="0014d6ee" officeooo:paragraph-rsid="0014d6ee"/>
    </style:style>
    <style:style style:name="P3" style:family="paragraph" style:parent-style-name="Standard">
      <style:text-properties officeooo:rsid="0015111c" officeooo:paragraph-rsid="0015111c"/>
    </style:style>
    <style:style style:name="P4" style:family="paragraph" style:parent-style-name="Standard">
      <style:text-properties officeooo:rsid="00162df4" officeooo:paragraph-rsid="00162df4"/>
    </style:style>
    <style:style style:name="P5" style:family="paragraph" style:parent-style-name="Standard">
      <style:text-properties officeooo:rsid="0016b141" officeooo:paragraph-rsid="0016b141"/>
    </style:style>
    <style:style style:name="P6" style:family="paragraph" style:parent-style-name="Standard">
      <style:text-properties officeooo:rsid="0018abcd" officeooo:paragraph-rsid="0018abcd"/>
    </style:style>
    <style:style style:name="P7" style:family="paragraph" style:parent-style-name="Standard">
      <style:text-properties officeooo:rsid="00193df7" officeooo:paragraph-rsid="00193df7"/>
    </style:style>
    <style:style style:name="P8" style:family="paragraph" style:parent-style-name="Standard">
      <style:text-properties officeooo:rsid="001bd93a" officeooo:paragraph-rsid="001bd93a"/>
    </style:style>
    <style:style style:name="P9" style:family="paragraph" style:parent-style-name="Standard">
      <style:text-properties officeooo:rsid="001c9a80" officeooo:paragraph-rsid="001c9a80"/>
    </style:style>
    <style:style style:name="T1" style:family="text">
      <style:text-properties officeooo:rsid="0015111c"/>
    </style:style>
    <style:style style:name="T2" style:family="text">
      <style:text-properties officeooo:rsid="0016b141"/>
    </style:style>
    <style:style style:name="T3" style:family="text">
      <style:text-properties officeooo:rsid="0019f0a4"/>
    </style:style>
    <style:style style:name="T4" style:family="text">
      <style:text-properties style:text-position="super 58%"/>
    </style:style>
    <style:style style:name="T5" style:family="text">
      <style:text-properties style:text-position="super 58%" officeooo:rsid="001c9a80"/>
    </style:style>
    <style:style style:name="T6" style:family="text">
      <style:text-properties style:text-position="0% 100%"/>
    </style:style>
    <style:style style:name="T7" style:family="text">
      <style:text-properties officeooo:rsid="001c9a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yboards were connected with each other using a method of network transmission called MIDI. The network is similar physically a daisy-chain. With one node connected to the other and then to the next. </text:p>
      <text:p text:style-name="P1"/>
      <text:p text:style-name="P1">Many measurements systems were connected like this in the industry. This is a LINE NETWORK.</text:p>
      <text:p text:style-name="P1"/>
      <text:p text:style-name="P1">MIDI is still used.</text:p>
      <text:p text:style-name="P1"/>
      <text:p text:style-name="P2">This is electrically difficult as the data link does not loop. This led to the start of the internet…..</text:p>
      <text:p text:style-name="P2"/>
      <text:p text:style-name="P2">They started to build rings. Electrically this is more stable. Rings also avoid any sort of shadow signals. One ring machine is used as bait and used to connect to another ring and join ring networks. Removing one ring causes the ring network to collapse and the loss was hard to find.</text:p>
      <text:p text:style-name="P2"/>
      <text:p text:style-name="P2">Today’s world uses a star configuration <text:s/>of network and have several levels of complexities. The Internet is one big star of stars. It is not at all balanced and it is absurdly chaotic on a constellation point of view yet reliable. </text:p>
      <text:p text:style-name="P2"/>
      <text:p text:style-name="P2">Normally you have 2 gateways to the internet where one could be dormant and the other is active or both are used constantly and balance out each other. <text:span text:style-name="T1">There are other topologies as well.</text:span></text:p>
      <text:p text:style-name="P2"/>
      <text:p text:style-name="P3">Fully connected networks are needed where nodes are in the network which cannot channel energy. Another is linear topology where the data isn’t required to be transferred linearly node to node but all are connected to a central bus. Another topology is the mesh an incomplete form of the fully connected network. </text:p>
      <text:p text:style-name="P3"/>
      <text:p text:style-name="P3">Mesh is really popular in the IoT world. ZigB standards use really low energy and then are useful. ZigB is self informed and looks for the next node and channels the data to the final transmission end and vice versa. This is a very common network for local network applications of IoT. ZigB gained attention from 2001 to 2015. Now Bluetooth supports mesh networks…</text:p>
      <text:p text:style-name="P3"/>
      <text:p text:style-name="P4">TCP is there to guarantee transmission of data. It sets up a connection and transceives data and guarantees transmission and receiving the data. The receiver acknowledges and only then it completes and retried…</text:p>
      <text:p text:style-name="P4"/>
      <text:p text:style-name="P4">UDP is same as TCP without the guarantee and without orientation and absolute requirement of being constantly connection.</text:p>
      <text:p text:style-name="P4"/>
      <text:p text:style-name="P4">TCP doesn’t make time guarantees but guarantees completion of it.</text:p>
      <text:p text:style-name="P4"/>
      <text:p text:style-name="P4">Now networks are divided into two, PAN and WAN. PAN is Personal Area Networks. The networks in our houses are considered PAN while the Wide Area Network is the Internet. There is no definite number to define the size of a network. WAN typically requires to be at least a couple of kilometres.</text:p>
      <text:p text:style-name="P4"/>
      <text:p text:style-name="P4">Bluetooth is used for a P2P connection. The standard evolved but still downwards compatible even though it might be different energy and protocols. Bluetooth 4.0 and Bluetooth LE can build meshes of Bluetooth devices. <text:span text:style-name="T2">It’s range is between 2.4GHz to 2.48GHz</text:span></text:p>
      <text:p text:style-name="P4"/>
      <text:p text:style-name="P5">The higher the frequency, the more you need a direct and clearer Line of Sight! ZigBee uses several bands depending on the country where your network systems are. 915MHz, 868MHz and 2.5GHz are the common frequencies used by ZigBee’s. The normal intended range was 10-100m up to 1500m.</text:p>
      <text:p text:style-name="P6"><text:soft-page-break/>LORA is very low energy, not competitive to a mobile phone standard. The protocols don’t need a constant connection to the gateway. Upon requirement as to whenever the transmit, it finds the nearest LORA gateway, transmits and sleeps again. Battery life can last years in this.</text:p>
      <text:p text:style-name="P6"/>
      <text:p text:style-name="P6">SigFox is similar to the LoRa but is proprietary.</text:p>
      <text:p text:style-name="P6"/>
      <text:p text:style-name="P6">5G supports the use of local networks as well and can seamlessly switch to the nearest available gateways. IoT can be revolutionized by 5G as they can allow transmission and receiving over multiple network types.</text:p>
      <text:p text:style-name="P6"/>
      <text:p text:style-name="P7">CRC or cy<text:span text:style-name="T3">clic</text:span> redundancy checks <text:span text:style-name="T3">are used to see if the data was transferred to exact precision. SHA is not exactly perfect but somwhat secure and reliable.</text:span></text:p>
      <text:p text:style-name="P7"/>
      <text:p text:style-name="P8">1<text:span text:style-name="T4">st</text:span> level of IoT, directly programmed, not networked but has sensors and has actuators. Not exactly an IoT but it is a thing e.g. Coffee Machine. It is a thing but not connected to the Internet of Things.</text:p>
      <text:p text:style-name="P8"/>
      <text:p text:style-name="P8">2<text:span text:style-name="T4">nd</text:span> level of IoT is locally connected things. <text:span text:style-name="T7">These are programmed, locally networked and has sensors and actuators. This is the most distributed IoT network available at the moment. e.g. Heating Machines that can be accessed on a Smartphones to monitor values or even make changes. This has not a lot of data transfer and no data collection. This is the 1</text:span><text:span text:style-name="T5">st</text:span><text:span text:style-name="T7"> step on the way of IoT.</text:span></text:p>
      <text:p text:style-name="P8"/>
      <text:p text:style-name="P9">3<text:span text:style-name="T4">rd</text:span> level of IoT is locally connected things that can be connected to the WWW which can be probably accessed by a browser. It will be able to monitor and collect habits and patterns. It allows learning and efficient processing. e.g. Coffee Machine which knows rush times and also auto order stock of coffeebeans.</text:p>
      <text:p text:style-name="P8"/>
      <text:p text:style-name="P8">Node NCU are smaller and cheaper than Arduino’s and are compatible with the Arduino IDE’s and allow sleep capability with very low voltage allowing actual sleep capability rather than Arduino. Node NCU’s also have WiFi’s aboard <text:span text:style-name="T7">unlike Arduino’s.</text:span></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09:13:41.626911446</meta:creation-date>
    <dc:date>2019-10-09T10:51:08.135306644</dc:date>
    <meta:editing-duration>PT24M32S</meta:editing-duration>
    <meta:editing-cycles>6</meta:editing-cycles>
    <meta:generator>LibreOffice/6.0.7.3$Linux_X86_64 LibreOffice_project/00m0$Build-3</meta:generator>
    <meta:document-statistic meta:table-count="0" meta:image-count="0" meta:object-count="0" meta:page-count="2" meta:paragraph-count="23" meta:word-count="832" meta:character-count="4860" meta:non-whitespace-character-count="4047"/>
  </office:meta>
</office:document-meta>
</file>